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4514" officeooo:paragraph-rsid="001b4514"/>
    </style:style>
    <style:style style:name="P2" style:family="paragraph" style:parent-style-name="Standard">
      <style:paragraph-properties fo:text-align="start" style:justify-single-word="false"/>
      <style:text-properties officeooo:rsid="001b4514" officeooo:paragraph-rsid="001c4cbe"/>
    </style:style>
    <style:style style:name="P3" style:family="paragraph" style:parent-style-name="Standard">
      <style:paragraph-properties fo:text-align="start" style:justify-single-word="false"/>
      <style:text-properties officeooo:rsid="001b4514" officeooo:paragraph-rsid="001dcc41"/>
    </style:style>
    <style:style style:name="P4" style:family="paragraph" style:parent-style-name="Standard">
      <style:paragraph-properties fo:text-align="center" style:justify-single-word="false"/>
      <style:text-properties fo:font-size="16pt" officeooo:rsid="001b4514" officeooo:paragraph-rsid="001b4514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451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4cbe" officeooo:paragraph-rsid="001c4cbe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b4514" officeooo:paragraph-rsid="001dcc41" style:font-weight-asian="normal" style:font-weight-complex="normal"/>
    </style:style>
    <style:style style:name="P8" style:family="paragraph" style:parent-style-name="Header">
      <style:text-properties officeooo:rsid="001b4514" officeooo:paragraph-rsid="001b4514"/>
    </style:style>
    <style:style style:name="P9" style:family="paragraph" style:parent-style-name="Header">
      <style:text-properties officeooo:rsid="0020c696" officeooo:paragraph-rsid="0020c6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4514" style:font-weight-asian="bold" style:font-weight-complex="bold"/>
    </style:style>
    <style:style style:name="T7" style:family="text">
      <style:text-properties officeooo:rsid="001c4c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TP2 :</text:p>
      <text:p text:style-name="P1"/>
      <text:list xml:id="list617393898" text:style-name="L1">
        <text:list-item>
          <text:p text:style-name="P5"><text:span text:style-name="T6">Exercice(s) réalisé(s) :</text:span></text:p>
        </text:list-item>
      </text:list>
      <text:p text:style-name="P2">Tou<text:span text:style-name="T7">s</text:span> les exercices <text:span text:style-name="T7">(de l’exercice 1 à l’exercice 3) </text:span>ont été réalisés.</text:p>
      <text:p text:style-name="P2"/>
      <text:list xml:id="list185730877723682" text:continue-numbering="true" text:style-name="L1">
        <text:list-item>
          <text:p text:style-name="P6"><text:span text:style-name="T6">T</text:span><text:span text:style-name="T5">est et noms de fichier :</text:span></text:p>
        </text:list-item>
      </text:list>
      <text:p text:style-name="P3">Plusieurs tests on été réalisé pour s’assurer du bon fonctionnement du programme.</text:p>
      <text:p text:style-name="P3">Le programme principal se nomme <text:span text:style-name="T1">calculatrice.c </text:span><text:span text:style-name="T3">.</text:span></text:p>
      <text:p text:style-name="P7"><text:span text:style-name="T3">Les fichiers de tests fournis sont </text:span><text:span text:style-name="T1">entree.txt </text:span><text:span text:style-name="T3">(qui représente un calcul lexicalement et syntaxiquement juste) et </text:span><text:span text:style-name="T1">entree2.txt </text:span><text:span text:style-name="T3">(qui représente un calcul lexicalement juste mais syntaxiquement faux).</text:span></text:p>
      <text:p text:style-name="P3"><text:span text:style-name="T4"/></text:p>
      <text:list xml:id="list185730790912543" text:continue-numbering="true" text:style-name="L1">
        <text:list-item>
          <text:p text:style-name="P6"><text:span text:style-name="T5">Compilation et exécution :</text:span></text:p>
        </text:list-item>
      </text:list>
      <text:p text:style-name="P1"><text:span text:style-name="T3">Pour compiler les fichiers veuillez utiliser la commande : « make ».</text:span></text:p>
      <text:p text:style-name="P1"><text:span text:style-name="T3">Pour exécuter le fichier texte contenant le calcul devant être réalisé, veuillez exécuter la commande suivante : « ./calculatrice [fichier] » (avec [fichier] à remplacer par le nom et l’extension du fichier à exécuter avec le programme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c696" officeooo:paragraph-rsid="0020c696"/>
    </style:style>
    <style:style style:name="MP2" style:family="paragraph" style:parent-style-name="Header">
      <style:text-properties officeooo:rsid="001b4514" officeooo:paragraph-rsid="001b45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 élève :</text:p>
        <text:p text:style-name="MP2">BERTRAMOND Camille<text:tab/>COLLOMB Sullivan<text:tab/>FOURNOUT Nicol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8:42:07.466270729</meta:creation-date>
    <dc:date>2021-02-14T18:57:30.410408475</dc:date>
    <meta:editing-duration>PT4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5" meta:character-count="857" meta:non-whitespace-character-count="737"/>
  </office:meta>
</office:document-meta>
</file>